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reteTreeProcessor.ConcreteTreeProcessor( TreeProcessor wrapping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eeProcesso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rwardEnvironmentWrapper.setResponseIsNo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eeProcessor.handleCocoonRedirect( String uri , Environment environment , InvokeContext 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ncreteTreeProcessor.process( Environment environment , Invoke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ncreteTreeProcessor.getWrapping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nvironmentWrapper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eeProcessor.process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creteTreeProcessor.setProcessorData( ComponentManager manager , ProcessingNode rootNode , List disposableNod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wardEnvironmentWrapper.setContentType(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nvironmentWrapper.ForwardEnvironmentWrapper( Environment env , ComponentManager manager , String uri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eeProcess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EnvironmentWrapper.isResponseModified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reteTreeProcessor.setComponentConfigurations( Configuration componentConfigur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reteTreeProcessor.buildPipeline( Environment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creteTreeProcessor.getRoot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ProcessorRedirector.cocoonRedirect( String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creteTreeProcessor.markForDispos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wardEnvironmentWrapper.setStatu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eeProcessorRedirector.TreeProcessorRedirector( Environment env , Invok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reteTreeProcessor.getComponentConfiguration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orwardEnvironmentWrapper.setContentLength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